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74cm"/>
    </style:style>
    <style:style style:name="Table1.C" style:family="table-column">
      <style:table-column-properties style:column-width="5.67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" style:family="table">
      <style:table-properties style:width="17.013cm" fo:margin-left="0cm" table:align="left" style:may-break-between-rows="true" table:border-model="collapsing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74cm"/>
    </style:style>
    <style:style style:name="Tabelle1.C" style:family="table-column">
      <style:table-column-properties style:column-width="5.67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e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Footer">
      <style:text-properties officeooo:rsid="0010e235" officeooo:paragraph-rsid="0010e23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5.001cm"/>
        </style:tab-stops>
      </style:paragraph-properties>
      <style:text-properties officeooo:rsid="0004b15a" officeooo:paragraph-rsid="0004b15a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4b15a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b00e1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5571e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64892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5571e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b00e1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64892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89747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>
        <style:tab-stops>
          <style:tab-stop style:position="5.001cm"/>
        </style:tab-stops>
      </style:paragraph-properties>
      <style:text-properties officeooo:rsid="00064892" officeooo:paragraph-rsid="00064892"/>
    </style:style>
    <style:style style:name="P12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681c"/>
    </style:style>
    <style:style style:name="P1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f156"/>
    </style:style>
    <style:style style:name="P14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cf156"/>
    </style:style>
    <style:style style:name="P15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1074e8" officeooo:paragraph-rsid="001074e8"/>
    </style:style>
    <style:style style:name="P16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12d8a6" officeooo:paragraph-rsid="001479bf"/>
    </style:style>
    <style:style style:name="P17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f156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cf156"/>
    </style:style>
    <style:style style:name="P19" style:family="paragraph" style:parent-style-name="Standard">
      <style:text-properties officeooo:rsid="0004b15a" officeooo:paragraph-rsid="0004b15a"/>
    </style:style>
    <style:style style:name="P20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rsid="00064892" officeooo:paragraph-rsid="000b00e1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571e" officeooo:paragraph-rsid="00055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571e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4892" officeooo:paragraph-rsid="00064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4892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9747" officeooo:paragraph-rsid="000897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9747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0e1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itle">
      <style:paragraph-properties>
        <style:tab-stops/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1cb6" officeooo:paragraph-rsid="00161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15f1" officeooo:paragraph-rsid="00181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Heading_20_3">
      <style:text-properties officeooo:rsid="001b2bfd" officeooo:paragraph-rsid="001e81cc"/>
    </style:style>
    <style:style style:name="P33" style:family="paragraph" style:parent-style-name="Heading_20_3">
      <style:text-properties officeooo:rsid="001e81cc" officeooo:paragraph-rsid="001e81cc"/>
    </style:style>
    <style:style style:name="P34" style:family="paragraph" style:parent-style-name="Heading_20_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c681c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5571e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b00e1"/>
    </style:style>
    <style:style style:name="P37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rsid="0005571e" officeooo:paragraph-rsid="00167d06"/>
    </style:style>
    <style:style style:name="P38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rsid="000936ca" officeooo:paragraph-rsid="00089747"/>
    </style:style>
    <style:style style:name="P39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paragraph-rsid="00167d06"/>
    </style:style>
    <style:style style:name="P40" style:family="paragraph" style:parent-style-name="Standard">
      <style:text-properties officeooo:rsid="001b2bfd" officeooo:paragraph-rsid="001b2bfd"/>
    </style:style>
    <style:style style:name="P41" style:family="paragraph" style:parent-style-name="Standard">
      <style:text-properties officeooo:rsid="00217062" officeooo:paragraph-rsid="00217062"/>
    </style:style>
    <style:style style:name="P42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cf156" officeooo:paragraph-rsid="000cf156"/>
    </style:style>
    <style:style style:name="P4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1074e8"/>
    </style:style>
    <style:style style:name="P44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12d8a6" officeooo:paragraph-rsid="0019aa77"/>
    </style:style>
    <style:style style:name="P45" style:family="paragraph" style:parent-style-name="Text_20_body">
      <loext:graphic-properties draw:fill="none"/>
      <style:paragraph-properties fo:line-height="100%" fo:background-color="transparent">
        <style:tab-stops>
          <style:tab-stop style:position="5.001cm"/>
        </style:tab-stops>
      </style:paragraph-properties>
      <style:text-properties officeooo:paragraph-rsid="00167d06"/>
    </style:style>
    <style:style style:name="P46" style:family="paragraph" style:parent-style-name="Text_20_body">
      <style:text-properties officeooo:paragraph-rsid="001e81cc"/>
    </style:style>
    <style:style style:name="P47" style:family="paragraph" style:parent-style-name="Text_20_body">
      <style:text-properties officeooo:rsid="001e81cc" officeooo:paragraph-rsid="001e81cc"/>
    </style:style>
    <style:style style:name="P48" style:family="paragraph" style:parent-style-name="Text_20_body">
      <style:text-properties officeooo:rsid="0021d47f" officeooo:paragraph-rsid="0021d47f"/>
    </style:style>
    <style:style style:name="T1" style:family="text">
      <style:text-properties officeooo:rsid="0005571e"/>
    </style:style>
    <style:style style:name="T2" style:family="text">
      <style:text-properties officeooo:rsid="00064892"/>
    </style:style>
    <style:style style:name="T3" style:family="text">
      <style:text-properties officeooo:rsid="00089747"/>
    </style:style>
    <style:style style:name="T4" style:family="text">
      <style:text-properties officeooo:rsid="000936ca"/>
    </style:style>
    <style:style style:name="T5" style:family="text">
      <style:text-properties officeooo:rsid="000b00e1"/>
    </style:style>
    <style:style style:name="T6" style:family="text">
      <style:text-properties officeooo:rsid="000c681c"/>
    </style:style>
    <style:style style:name="T7" style:family="text">
      <style:text-properties officeooo:rsid="000cf156"/>
    </style:style>
    <style:style style:name="T8" style:family="text">
      <style:text-properties officeooo:rsid="000fc2a8"/>
    </style:style>
    <style:style style:name="T9" style:family="text">
      <style:text-properties officeooo:rsid="001074e8"/>
    </style:style>
    <style:style style:name="T10" style:family="text">
      <style:text-properties officeooo:rsid="00167d06"/>
    </style:style>
    <style:style style:name="T11" style:family="text">
      <style:text-properties officeooo:rsid="001815f1"/>
    </style:style>
    <style:style style:name="T12" style:family="text">
      <style:text-properties officeooo:rsid="0019aa77"/>
    </style:style>
    <style:style style:name="T13" style:family="text">
      <style:text-properties officeooo:rsid="001c5758"/>
    </style:style>
    <style:style style:name="T14" style:family="text">
      <style:text-properties officeooo:rsid="001caad0"/>
    </style:style>
    <style:style style:name="T15" style:family="text">
      <style:text-properties officeooo:rsid="001e81cc"/>
    </style:style>
    <style:style style:name="T16" style:family="text">
      <style:text-properties officeooo:rsid="0021d47f"/>
    </style:style>
    <style:style style:name="T17" style:family="text">
      <style:text-properties officeooo:rsid="0022d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estspecification for the TeaTimer Application</text:p>
      <text:p text:style-name="P19"/>
      <text:p text:style-name="P19"/>
      <text:p text:style-name="P19"/>
      <text:h text:style-name="Heading_20_1" text:outline-level="1">Parameter configuration</text:h>
      <text:h text:style-name="Heading_20_3" text:outline-level="3">Read parameters via serial interface</text:h>
      <text:p text:style-name="P19"/>
      <text:p text:style-name="P2">Requirement:<text:tab/>Verify that parameters can be read via the serial interface.</text:p>
      <text:p text:style-name="P3"><text:tab/></text:p>
      <text:p text:style-name="P5">Test setup:<text:tab/>Configure the device for simulated temperature input via serial <text:tab/>connection.</text:p>
      <text:p text:style-name="P5"><text:tab/>Send temperature data that puts the device out of pre-heat mode.</text:p>
      <text:p text:style-name="P5"><text:tab/>Check that the device is in measurement mode.</text:p>
      <text:p text:style-name="P5"/>
      <text:p text:style-name="P5">Test steps:<text:tab/>1. Send the string “Get Param $Param” via serial connection.</text:p>
      <text:p text:style-name="P5"><text:tab/>2. Wait for the answer of the device <text:span text:style-name="T10">with a timeout of 200 ms.</text:span></text:p>
      <text:p text:style-name="P7"><text:span text:style-name="T1"><text:tab/>3. Check that the answer is of the expected data type </text:span><text:span text:style-name="T2">$dType</text:span><text:span text:style-name="T1">.</text:span></text:p>
      <text:p text:style-name="P7"/>
      <text:p text:style-name="P5">Test parameters:</text:p>
      <text:p text:style-name="P5">This test needs to be done for all readable parameters.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Parameter name</text:p>
          </table:table-cell>
          <table:table-cell table:style-name="Table1.B1" office:value-type="string">
            <text:p text:style-name="P21">$Param</text:p>
          </table:table-cell>
          <table:table-cell table:style-name="Table1.A1" office:value-type="string">
            <text:p text:style-name="P23">$dType</text:p>
          </table:table-cell>
        </table:table-row>
        <table:table-row table:style-name="Table1.1">
          <table:table-cell table:style-name="Table1.A2" office:value-type="string">
            <text:p text:style-name="P26">Refresh rate</text:p>
          </table:table-cell>
          <table:table-cell table:style-name="Table1.B2" office:value-type="string">
            <text:p text:style-name="P30">refreshRate</text:p>
          </table:table-cell>
          <table:table-cell table:style-name="Table1.A2" office:value-type="string">
            <text:p text:style-name="P30">Int</text:p>
          </table:table-cell>
        </table:table-row>
        <table:table-row table:style-name="Table1.1">
          <table:table-cell table:style-name="Table1.A3" office:value-type="string">
            <text:p text:style-name="P26">Target temperature</text:p>
          </table:table-cell>
          <table:table-cell table:style-name="Table1.B3" office:value-type="string">
            <text:p text:style-name="P30">targetTemp</text:p>
          </table:table-cell>
          <table:table-cell table:style-name="Table1.A3" office:value-type="string">
            <text:p text:style-name="P30">Double</text:p>
          </table:table-cell>
        </table:table-row>
        <table:table-row table:style-name="Table1.1">
          <table:table-cell table:style-name="Table1.A2" office:value-type="string">
            <text:p text:style-name="P26">Cold temperature</text:p>
          </table:table-cell>
          <table:table-cell table:style-name="Table1.B2" office:value-type="string">
            <text:p text:style-name="P30">coldTemp</text:p>
          </table:table-cell>
          <table:table-cell table:style-name="Table1.A2" office:value-type="string">
            <text:p text:style-name="P30">Double</text:p>
          </table:table-cell>
        </table:table-row>
        <table:table-row table:style-name="Table1.1">
          <table:table-cell table:style-name="Table1.A5" office:value-type="string">
            <text:p text:style-name="P26">WLAN SSID</text:p>
          </table:table-cell>
          <table:table-cell table:style-name="Table1.B5" office:value-type="string">
            <text:p text:style-name="P30">SSID</text:p>
          </table:table-cell>
          <table:table-cell table:style-name="Table1.A5" office:value-type="string">
            <text:p text:style-name="P30">String</text:p>
          </table:table-cell>
        </table:table-row>
      </table:table>
      <text:p text:style-name="P7"/>
      <text:h text:style-name="Heading_20_3" text:outline-level="3">Write parameters via serial interface <text:span text:style-name="T6">with valid values</text:span></text:h>
      <text:p text:style-name="Text_20_body"/>
      <text:p text:style-name="P9">Requirement:<text:tab/>Verify that parameters can be written via the serial interface <text:span text:style-name="T5">when the <text:tab/>written value is of the correct data type and in the allowed range. </text:span></text:p>
      <text:p text:style-name="P9"/>
      <text:p text:style-name="P9">Test setup:<text:tab/><text:span text:style-name="T1">Configure the device for simulated temperature input via serial <text:tab/>connection.</text:span></text:p>
      <text:p text:style-name="P6"><text:tab/>Send temperature data that puts the device out of pre-heat mode.</text:p>
      <text:p text:style-name="P6"><text:tab/>Check that the device is in measurement mode.</text:p>
      <text:p text:style-name="P9"/>
      <text:p text:style-name="P11"/>
      <text:p text:style-name="P10">Test steps:<text:tab/><text:span text:style-name="T1">1. Send the string “</text:span><text:span text:style-name="T3">S</text:span><text:span text:style-name="T1">et Param $Param </text:span><text:span text:style-name="T3">$Value</text:span><text:span text:style-name="T1">” via serial connection.</text:span></text:p>
      <text:p text:style-name="P37"><text:tab/>2. Wait for the answer of the device <text:span text:style-name="T10">with a timeout of 200 ms.</text:span></text:p>
      <text:p text:style-name="P38"><text:tab/>3. Check that the answer of the device is “OK”.</text:p>
      <text:p text:style-name="P20"><text:tab/><text:span text:style-name="T5">4. </text:span><text:span text:style-name="T1">Send the string “Get Param $Param” via serial connection.</text:span></text:p>
      <text:p text:style-name="P39"><text:span text:style-name="T1"><text:tab/></text:span><text:span text:style-name="T5">5</text:span><text:span text:style-name="T1">. Wait for the answer of the device </text:span><text:span text:style-name="T10">with a timeout of 200 ms.</text:span></text:p>
      <text:p text:style-name="P20"><text:span text:style-name="T5"><text:tab/>6</text:span><text:span text:style-name="T1">. Check that the answer is </text:span><text:span text:style-name="T3">$Value</text:span><text:span text:style-name="T1">.</text:span></text:p>
      <text:p text:style-name="P36">Test parameters:</text:p>
      <text:p text:style-name="P8"><text:span text:style-name="T1">This test needs to be done for all </text:span><text:span text:style-name="T5">writable</text:span><text:span text:style-name="T1"> parameters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2">Parameter name</text:p>
          </table:table-cell>
          <table:table-cell table:style-name="Tabelle1.B1" office:value-type="string">
            <text:p text:style-name="P22">$Param</text:p>
          </table:table-cell>
          <table:table-cell table:style-name="Tabelle1.A1" office:value-type="string">
            <text:p text:style-name="P24">$<text:span text:style-name="T5">Value</text:span></text:p>
          </table:table-cell>
        </table:table-row>
        <table:table-row table:style-name="Tabelle1.1">
          <table:table-cell table:style-name="Tabelle1.A2" office:value-type="string">
            <text:p text:style-name="P27">Refresh rate</text:p>
          </table:table-cell>
          <table:table-cell table:style-name="Tabelle1.B2" office:value-type="string">
            <text:p text:style-name="P31">refreshRate</text:p>
          </table:table-cell>
          <table:table-cell table:style-name="Tabelle1.A2" office:value-type="string">
            <text:p text:style-name="P28">5 [seconds]</text:p>
          </table:table-cell>
        </table:table-row>
        <table:table-row table:style-name="Tabelle1.1">
          <table:table-cell table:style-name="Tabelle1.A3" office:value-type="string">
            <text:p text:style-name="P27">Target temperature</text:p>
          </table:table-cell>
          <table:table-cell table:style-name="Tabelle1.B3" office:value-type="string">
            <text:p text:style-name="P31">targetTemp</text:p>
          </table:table-cell>
          <table:table-cell table:style-name="Tabelle1.A3" office:value-type="string">
            <text:p text:style-name="P28">77.5 [degree Celsius]</text:p>
          </table:table-cell>
        </table:table-row>
        <table:table-row table:style-name="Tabelle1.1">
          <table:table-cell table:style-name="Tabelle1.A2" office:value-type="string">
            <text:p text:style-name="P27">Cold temperature</text:p>
          </table:table-cell>
          <table:table-cell table:style-name="Tabelle1.B2" office:value-type="string">
            <text:p text:style-name="P25"><text:span text:style-name="T11">coldTemp</text:span></text:p>
          </table:table-cell>
          <table:table-cell table:style-name="Tabelle1.A2" office:value-type="string">
            <text:p text:style-name="P28">-1.0 [degree Celsius]</text:p>
          </table:table-cell>
        </table:table-row>
        <table:table-row table:style-name="Tabelle1.1">
          <table:table-cell table:style-name="Tabelle1.A5" office:value-type="string">
            <text:p text:style-name="P27">WLAN SSID</text:p>
          </table:table-cell>
          <table:table-cell table:style-name="Tabelle1.B5" office:value-type="string">
            <text:p text:style-name="P31">SSID</text:p>
          </table:table-cell>
          <table:table-cell table:style-name="Tabelle1.A5" office:value-type="string">
            <text:p text:style-name="P28">My Home Network</text:p>
          </table:table-cell>
        </table:table-row>
      </table:table>
      <text:p text:style-name="P4"/>
      <text:h text:style-name="P34" text:outline-level="3">Write parameters via serial interface <text:span text:style-name="T6">with invalid values</text:span></text:h>
      <text:p text:style-name="P12"/>
      <text:p text:style-name="P42">Requirement:<text:tab/>Verify that writing a parameter with an invalid value does not change <text:tab/>the parameter. The device should not crash.</text:p>
      <text:p text:style-name="P13"/>
      <text:p text:style-name="P17"><text:span text:style-name="T7">Test setup:<text:tab/>Configure</text:span><text:span text:style-name="T1"> the device for simulated temperature input via serial <text:tab/>connection. <text:tab/><text:tab/><text:tab/><text:tab/><text:tab/><text:tab/><text:tab/><text:tab/>Send temperature data that puts the device out of pre-heat mode.<text:tab/><text:tab/>Check that the device is in measurement mode.</text:span></text:p>
      <text:p text:style-name="P18"/>
      <text:p text:style-name="P45"><text:span text:style-name="T7">Test steps:<text:tab/></text:span><text:span text:style-name="T1">1. Send the string “</text:span><text:span text:style-name="T3">S</text:span><text:span text:style-name="T1">et Param $Param $Value” via serial connection.<text:tab/>2. Wait for the answer of the device </text:span><text:span text:style-name="T10">with a timeout of 200 ms.</text:span><text:span text:style-name="T9"><text:tab/><text:tab/><text:tab/>3</text:span><text:span text:style-name="T4">. Check that the answer of the device is “</text:span><text:span text:style-name="T8">ERROR</text:span><text:span text:style-name="T4">”.</text:span><text:span text:style-name="T5"><text:tab/><text:tab/><text:tab/>4. </text:span><text:span text:style-name="T1">Send the string “Get Param $Param” via serial connection.<text:tab/><text:tab/></text:span><text:span text:style-name="T5">5</text:span><text:span text:style-name="T1">. Wait for the answer of the device </text:span><text:span text:style-name="T10">with a timeout of 200 ms.</text:span><text:span text:style-name="T1"><text:tab/><text:tab/><text:tab/></text:span><text:span text:style-name="T5">6</text:span><text:span text:style-name="T1">. Check that the answer is </text:span><text:span text:style-name="T8">not </text:span><text:span text:style-name="T3">$Value</text:span><text:span text:style-name="T1">.</text:span></text:p>
      <text:p text:style-name="P14"/>
      <text:h text:style-name="Heading_20_3" text:outline-level="3">Write parameters and check reaction of the output</text:h>
      <text:p text:style-name="P15"/>
      <text:p text:style-name="P15">Requirement:<text:tab/>Verify that written parameters are reloaded in the system by observing <text:tab/>a change in the output.</text:p>
      <text:p text:style-name="P43"><text:span text:style-name="T9">Test setup:<text:tab/>Configure the device for simulated temperature input via serial <text:tab/>connection.<text:tab/><text:tab/><text:tab/><text:tab/><text:tab/><text:tab/><text:tab/><text:tab/><text:tab/>Send temperature </text:span><text:span text:style-name="T1">data that puts the device out of pre-heat mode.<text:tab/>Check that the device is in measurement mode.<text:tab/><text:tab/><text:tab/><text:tab/><text:tab/></text:span><text:span text:style-name="T12">Start sending simulated temperature data over serial connection.</text:span></text:p>
      <text:p text:style-name="P44"><text:soft-page-break/>Test steps:<text:tab/><text:span text:style-name="T12">1. Set the parameter ‘targetTemp’ to 60 °C over serial connection.<text:tab/><text:tab/><text:tab/>2. Wait until enough data points for time computation have been sent.<text:tab/><text:tab/>3. Get the parameter ‘timeDrink’ via serial connection as $Time_1.<text:tab/><text:tab/>4. Set the parameter ‘targetTemp’ to 40 °C over serial connection.<text:tab/><text:tab/><text:tab/>5. Get the parameter ‘timeDrink’ via serial connection as $Time_2.<text:tab/><text:tab/>6. Check that $Time_2 &gt; $Time_1.</text:span></text:p>
      <text:p text:style-name="P16"/>
      <text:p text:style-name="P16"><text:tab/></text:p>
      <text:h text:style-name="Heading_20_1" text:outline-level="1">Data processing</text:h>
      <text:p text:style-name="P41">TBD</text:p>
      <text:p text:style-name="P19"/>
      <text:h text:style-name="Heading_20_1" text:outline-level="1">Performance tests</text:h>
      <text:h text:style-name="Heading_20_3" text:outline-level="3">Test prediction accuracy with perfect data</text:h>
      <text:p text:style-name="P40"/>
      <text:p text:style-name="P40">Requirement:<text:tab/><text:tab/><text:tab/>Verify that the extrapolated temperatures are correct within a tolerance <text:tab/><text:tab/><text:tab/><text:tab/>of 5% when perfect test data is used. The time predictions shall be <text:tab/><text:tab/><text:tab/><text:tab/>checked <text:span text:style-name="T13">in regular intervals</text:span>.</text:p>
      <text:p text:style-name="P40"/>
      <text:p text:style-name="P40">Test setup:<text:tab/><text:tab/><text:tab/><text:span text:style-name="T9">Configure the device for simulated temperature input via serial <text:tab/><text:tab/><text:tab/><text:tab/><text:tab/>connection.</text:span></text:p>
      <text:p text:style-name="P40"><text:tab/><text:tab/><text:tab/><text:tab/>Check that the device is in pre-heat mode.</text:p>
      <text:p text:style-name="P40"><text:tab/><text:tab/><text:tab/><text:tab/><text:span text:style-name="T12">Start sending simulated temperature data over serial connection.</text:span></text:p>
      <text:p text:style-name="P40"/>
      <text:p text:style-name="P40">Test steps:<text:tab/><text:tab/><text:tab/>1. Check that the device is in measurement mode when the <text:tab/><text:tab/><text:tab/><text:tab/><text:tab/>temperature reaches 75 °C.<text:tab/><text:tab/><text:tab/><text:tab/><text:tab/><text:tab/><text:tab/><text:tab/><text:tab/><text:tab/>2. <text:span text:style-name="T13">Get the param</text:span><text:span text:style-name="T16">e</text:span><text:span text:style-name="T13">ter ‘timeDrink’ and compare it with the expected <text:tab/><text:tab/><text:tab/><text:tab/>value every 5 °C </text:span><text:span text:style-name="T14">until 30 °C is reached</text:span><text:span text:style-name="T13">. Check that the value has a <text:tab/><text:tab/><text:tab/><text:tab/>maximum deviation of 5%.</text:span></text:p>
      <text:p text:style-name="P40"/>
      <text:h text:style-name="P32" text:outline-level="3">Test prediction accuracy with data <text:span text:style-name="T15">with artifacts in it</text:span></text:h>
      <text:p text:style-name="P48">Requirement:<text:tab/><text:tab/><text:tab/>Verify that the <text:span text:style-name="T17">predicted times do not deviate more than 20% when a <text:tab/><text:tab/><text:tab/><text:tab/>peak in the temperature data occurs.</text:span></text:p>
      <text:h text:style-name="P33" text:outline-level="3">Test prediction accuracy with data with a changing slope</text:h>
      <text:p text:style-name="P46"/>
      <text:p text:style-name="P47">Requirement:<text:tab/><text:tab/><text:tab/>Verify that the predicted time adapts in a reasonable way when the <text:tab/><text:tab/><text:tab/><text:tab/>slope of the temperature curve is changing. Unrealistic results shall be <text:tab/><text:tab/><text:tab/><text:tab/>rejected until the prediction has stabiliz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text-properties officeooo:rsid="0010e235" officeooo:paragraph-rsid="0010e2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21T21:33:19.717000000</dc:date>
    <meta:editing-duration>PT1H14M59S</meta:editing-duration>
    <meta:editing-cycles>27</meta:editing-cycles>
    <meta:document-statistic meta:table-count="2" meta:image-count="0" meta:object-count="0" meta:page-count="3" meta:paragraph-count="79" meta:word-count="733" meta:character-count="4570" meta:non-whitespace-character-count="3793"/>
  </office:meta>
</office:document-meta>
</file>